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aa462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25" calcext:value-type="float">
            <text:p>3725</text:p>
          </table:table-cell>
          <table:table-cell table:number-columns-repeated="4"/>
          <table:table-cell table:style-name="ce2" office:value-type="string" calcext:value-type="string">
            <text:p>a</text:p>
          </table:table-cell>
          <table:table-cell office:value-type="float" office:value="3725" calcext:value-type="float">
            <text:p>37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055" calcext:value-type="float">
            <text:p>91055</text:p>
          </table:table-cell>
          <table:table-cell table:formula="of:=[.B2]-[.$B$1]" office:value-type="float" office:value="87330" calcext:value-type="float">
            <text:p>87330</text:p>
          </table:table-cell>
          <table:table-cell table:formula="of:=[.D3]-[.E4]" office:value-type="float" office:value="87330" calcext:value-type="float">
            <text:p>87330</text:p>
          </table:table-cell>
          <table:table-cell table:number-columns-repeated="2"/>
          <table:table-cell table:style-name="ce2" office:value-type="string" calcext:value-type="string">
            <text:p>b</text:p>
          </table:table-cell>
          <table:table-cell office:value-type="float" office:value="115952" calcext:value-type="float">
            <text:p>1159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4337" calcext:value-type="float">
            <text:p>294337</text:p>
          </table:table-cell>
          <table:table-cell table:formula="of:=[.B3]-[.$B$1]" office:value-type="float" office:value="290612" calcext:value-type="float">
            <text:p>290612</text:p>
          </table:table-cell>
          <table:table-cell table:formula="of:=[.C3]-[.C2]" office:value-type="float" office:value="203282" calcext:value-type="float">
            <text:p>20328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3571" calcext:value-type="float">
            <text:p>613571</text:p>
          </table:table-cell>
          <table:table-cell table:formula="of:=[.B4]-[.$B$1]" office:value-type="float" office:value="609846" calcext:value-type="float">
            <text:p>609846</text:p>
          </table:table-cell>
          <table:table-cell table:formula="of:=[.C4]-[.C3]" office:value-type="float" office:value="319234" calcext:value-type="float">
            <text:p>319234</text:p>
          </table:table-cell>
          <table:table-cell table:formula="of:=[.D4]-[.D3]" office:value-type="float" office:value="115952" calcext:value-type="float">
            <text:p>115952</text:p>
          </table:table-cell>
          <table:table-cell table:number-columns-repeated="2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8757" calcext:value-type="float">
            <text:p>1048757</text:p>
          </table:table-cell>
          <table:table-cell table:formula="of:=[.B5]-[.$B$1]" office:value-type="float" office:value="1045032" calcext:value-type="float">
            <text:p>1045032</text:p>
          </table:table-cell>
          <table:table-cell table:formula="of:=[.C5]-[.C4]" office:value-type="float" office:value="435186" calcext:value-type="float">
            <text:p>435186</text:p>
          </table:table-cell>
          <table:table-cell table:formula="of:=[.D5]-[.D4]" office:value-type="float" office:value="115952" calcext:value-type="float">
            <text:p>11595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5]+[.$H$1]" office:value-type="float" office:value="91055" calcext:value-type="float">
            <text:p>91055</text:p>
          </table:table-cell>
          <table:table-cell table:formula="of:=[.C2]" office:value-type="float" office:value="87330" calcext:value-type="float">
            <text:p>8733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99895" calcext:value-type="float">
            <text:p>1599895</text:p>
          </table:table-cell>
          <table:table-cell table:formula="of:=[.B6]-[.$B$1]" office:value-type="float" office:value="1596170" calcext:value-type="float">
            <text:p>1596170</text:p>
          </table:table-cell>
          <table:table-cell table:formula="of:=[.C6]-[.C5]" office:value-type="float" office:value="551138" calcext:value-type="float">
            <text:p>551138</text:p>
          </table:table-cell>
          <table:table-cell table:formula="of:=[.D6]-[.D5]" office:value-type="float" office:value="115952" calcext:value-type="float">
            <text:p>11595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6]+[.H$1]" office:value-type="float" office:value="294337" calcext:value-type="float">
            <text:p>294337</text:p>
          </table:table-cell>
          <table:table-cell table:formula="of:=[.J6]+[.I5]" office:value-type="float" office:value="290612" calcext:value-type="float">
            <text:p>290612</text:p>
          </table:table-cell>
          <table:table-cell table:formula="of:=[.I5]+[.H$2]" office:value-type="float" office:value="203282" calcext:value-type="float">
            <text:p>203282</text:p>
          </table:table-cell>
        </table:table-row>
        <table:table-row table:style-name="ro1">
          <table:table-cell/>
          <table:table-cell table:style-name="ce1" table:formula="of:=[.C7]+[.B1]" office:value-type="float" office:value="2266985" calcext:value-type="float">
            <text:p>2266985</text:p>
          </table:table-cell>
          <table:table-cell table:style-name="ce1" table:formula="of:=[.C6]+[.D7]" office:value-type="float" office:value="2263260" calcext:value-type="float">
            <text:p>2263260</text:p>
          </table:table-cell>
          <table:table-cell table:style-name="ce1" table:formula="of:=[.D6]+[.E6]" office:value-type="float" office:value="667090" calcext:value-type="float">
            <text:p>66709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I7]+[.H$1]" office:value-type="float" office:value="613571" calcext:value-type="float">
            <text:p>613571</text:p>
          </table:table-cell>
          <table:table-cell table:formula="of:=[.J7]+[.I6]" office:value-type="float" office:value="609846" calcext:value-type="float">
            <text:p>609846</text:p>
          </table:table-cell>
          <table:table-cell table:formula="of:=[.J6]+[.$H$2]" office:value-type="float" office:value="319234" calcext:value-type="float">
            <text:p>319234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formula="of:=[.I8]+[.H$1]" office:value-type="float" office:value="1048757" calcext:value-type="float">
            <text:p>1048757</text:p>
          </table:table-cell>
          <table:table-cell table:formula="of:=[.J8]+[.I7]" office:value-type="float" office:value="1045032" calcext:value-type="float">
            <text:p>1045032</text:p>
          </table:table-cell>
          <table:table-cell table:formula="of:=[.J7]+[.$H$2]" office:value-type="float" office:value="435186" calcext:value-type="float">
            <text:p>435186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[.I9]+[.H$1]" office:value-type="float" office:value="1599895" calcext:value-type="float">
            <text:p>1599895</text:p>
          </table:table-cell>
          <table:table-cell table:formula="of:=[.J9]+[.I8]" office:value-type="float" office:value="1596170" calcext:value-type="float">
            <text:p>1596170</text:p>
          </table:table-cell>
          <table:table-cell table:formula="of:=[.J8]+[.$H$2]" office:value-type="float" office:value="551138" calcext:value-type="float">
            <text:p>551138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[.I10]+[.H$1]" office:value-type="float" office:value="2266985" calcext:value-type="float">
            <text:p>2266985</text:p>
          </table:table-cell>
          <table:table-cell table:formula="of:=[.J10]+[.I9]" office:value-type="float" office:value="2263260" calcext:value-type="float">
            <text:p>2263260</text:p>
          </table:table-cell>
          <table:table-cell table:formula="of:=[.J9]+[.$H$2]" office:value-type="float" office:value="667090" calcext:value-type="float">
            <text:p>6670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7T20:14:27.086000000</meta:creation-date>
    <dc:date>2023-12-27T20:39:46.118000000</dc:date>
    <meta:editing-duration>PT3M18S</meta:editing-duration>
    <meta:editing-cycles>1</meta:editing-cycles>
    <meta:document-statistic meta:table-count="1" meta:cell-count="58" meta:object-count="0"/>
    <meta:generator>LibreOffice/7.2.7.2$Windows_X86_64 LibreOffice_project/8d71d29d553c0f7dcbfa38fbfda25ee34cce99a2</meta:generator>
  </office:meta>
</office:document-meta>
</file>